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a7bce" officeooo:paragraph-rsid="001a7bce"/>
    </style:style>
    <style:style style:name="P2" style:family="paragraph" style:parent-style-name="Standard" style:list-style-name="L1">
      <style:text-properties officeooo:rsid="001a7bce" officeooo:paragraph-rsid="001bed63"/>
    </style:style>
    <style:style style:name="P3" style:family="paragraph" style:parent-style-name="Standard" style:list-style-name="L1">
      <style:text-properties officeooo:rsid="001bed63" officeooo:paragraph-rsid="001bed63"/>
    </style:style>
    <style:style style:name="T1" style:family="text">
      <style:text-properties officeooo:rsid="001bed63"/>
    </style:style>
    <style:style style:name="T2" style:family="text">
      <style:text-properties officeooo:rsid="001e672a"/>
    </style:style>
    <style:style style:name="T3" style:family="text">
      <style:text-properties officeooo:rsid="001ea589"/>
    </style:style>
    <style:style style:name="T4" style:family="text">
      <style:text-properties officeooo:rsid="001fd9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11809331" text:style-name="L1">
        <text:list-item>
          <text:p text:style-name="P1">3 layout</text:p>
          <text:list>
            <text:list-item>
              <text:p text:style-name="P1">layout numero colonne dispari con centrale più grande</text:p>
            </text:list-item>
            <text:list-item>
              <text:p text:style-name="P1">layout classico tutte colonne dimensione uguale numero arbitrario colonne</text:p>
            </text:list-item>
            <text:list-item>
              <text:p text:style-name="P1">layout a gradoni (verificare fattibilità)</text:p>
            </text:list-item>
            <text:list-item>
              <text:p text:style-name="P1">layout con prezzi staccati dalla tabella (sotto, con bordo dedidcato al prezzo)</text:p>
            </text:list-item>
          </text:list>
        </text:list-item>
        <text:list-item>
          <text:p text:style-name="P1">Colori</text:p>
          <text:list>
            <text:list-item>
              <text:p text:style-name="P1">sfondo</text:p>
            </text:list-item>
            <text:list-item>
              <text:p text:style-name="P1">colore testo</text:p>
            </text:list-item>
            <text:list-item>
              <text:p text:style-name="P3">colore del bordo</text:p>
            </text:list-item>
          </text:list>
        </text:list-item>
        <text:list-item>
          <text:p text:style-name="P1">Font</text:p>
          <text:list>
            <text:list-item>
              <text:p text:style-name="P3">Google fonts + default</text:p>
            </text:list-item>
          </text:list>
        </text:list-item>
        <text:list-item>
          <text:p text:style-name="P1">Stili dei font</text:p>
          <text:list>
            <text:list-item>
              <text:p text:style-name="P3">divisi per riga</text:p>
            </text:list-item>
          </text:list>
        </text:list-item>
        <text:list-item>
          <text:p text:style-name="P2">angoli arrotondati <text:span text:style-name="T1">o squadrati uno per tutti</text:span></text:p>
          <text:list>
            <text:list-item>
              <text:p text:style-name="P3"><text:span text:style-name="T3">se arrotondati </text:span>raggio del<text:span text:style-name="T2">lo st</text:span>ond<text:span text:style-name="T2">amento</text:span> oppure 3 opzioni fisse: <text:span text:style-name="T3">poco, medio, tanto</text:span></text:p>
            </text:list-item>
          </text:list>
        </text:list-item>
        <text:list-item>
          <text:p text:style-name="P1">Bordi <text:span text:style-name="T4">visibili </text:span>sì no</text:p>
        </text:list-item>
        <text:list-item>
          <text:p text:style-name="P3">Margini e padding</text:p>
          <text:list>
            <text:list-item>
              <text:p text:style-name="P3">delle colonne</text:p>
            </text:list-item>
            <text:list-item>
              <text:p text:style-name="P3">delle righe</text:p>
            </text:list-item>
          </text:list>
        </text:list-item>
        <text:list-item>
          <text:p text:style-name="P3">Numero righe personalizzabile max 10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1:37:00.848951093</meta:creation-date>
    <dc:date>2019-05-13T12:11:44.668282610</dc:date>
    <meta:editing-duration>PT14M1S</meta:editing-duration>
    <meta:editing-cycles>4</meta:editing-cycles>
    <meta:generator>LibreOffice/6.1.5.2$Linux_X86_64 LibreOffice_project/10$Build-2</meta:generator>
    <meta:document-statistic meta:table-count="0" meta:image-count="0" meta:object-count="0" meta:page-count="1" meta:paragraph-count="20" meta:word-count="109" meta:character-count="592" meta:non-whitespace-character-count="523"/>
  </office:meta>
</office:document-meta>
</file>